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1000009B70000043D767254A1.sv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20.003cm" table:align="margins"/>
    </style:style>
    <style:style style:name="Tabela1.A" style:family="table-column">
      <style:table-column-properties style:column-width="5.308cm" style:rel-column-width="17389*"/>
    </style:style>
    <style:style style:name="Tabela1.B" style:family="table-column">
      <style:table-column-properties style:column-width="14.695cm" style:rel-column-width="48146*"/>
    </style:style>
    <style:style style:name="Tabela1.1" style:family="table-row">
      <style:table-row-properties style:min-row-height="2.249cm"/>
    </style:style>
    <style:style style:name="Tabela1.A1" style:family="table-cell">
      <style:table-cell-properties fo:padding="0.097cm" fo:border-left="none" fo:border-right="none" fo:border-top="none" fo:border-bottom="1.3pt solid #000080"/>
    </style:style>
    <style:style style:name="Tabela1.B1" style:family="table-cell">
      <style:table-cell-properties fo:padding="0.097cm" fo:border-left="1.3pt solid #008000" fo:border-right="none" fo:border-top="none" fo:border-bottom="1.3pt solid #000080"/>
    </style:style>
    <style:style style:name="Tabela1.2" style:family="table-row">
      <style:table-row-properties style:min-row-height="25.414cm"/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fo:padding="0.097cm" fo:border-left="1.3pt solid #008000" fo:border-right="none" fo:border-top="none" fo:border-bottom="none"/>
    </style:style>
    <style:style style:name="Tabela1.3" style:family="table-row">
      <style:table-row-properties style:min-row-height="0.912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top="4.001cm" fo:margin-bottom="0cm" style:contextual-spacing="false" fo:text-align="center" style:justify-single-word="false"/>
      <style:text-properties fo:font-weight="bold" officeooo:paragraph-rsid="000f3055" style:font-weight-asian="bold" style:font-weight-complex="bold"/>
    </style:style>
    <style:style style:name="P3" style:family="paragraph" style:parent-style-name="Table_20_Contents">
      <style:paragraph-properties fo:margin-top="4.001cm" fo:margin-bottom="0cm" style:contextual-spacing="false" fo:text-align="center" style:justify-single-word="false"/>
      <style:text-properties fo:font-weight="bold" officeooo:paragraph-rsid="0012e518" style:font-weight-asian="bold" style:font-weight-complex="bold"/>
    </style:style>
    <style:style style:name="P4" style:family="paragraph" style:parent-style-name="Table_20_Contents">
      <style:paragraph-properties fo:margin-left="0cm" fo:margin-right="0cm" fo:margin-top="1cm" fo:margin-bottom="0cm" style:contextual-spacing="false" fo:text-align="justify" style:justify-single-word="false" fo:hyphenation-ladder-count="no-limit" fo:text-indent="1cm" style:auto-text-indent="false"/>
      <style:text-properties officeooo:paragraph-rsid="00117898" fo:hyphenate="true" fo:hyphenation-remain-char-count="2" fo:hyphenation-push-char-count="2"/>
    </style:style>
    <style:style style:name="P5" style:family="paragraph" style:parent-style-name="Table_20_Contents">
      <style:paragraph-properties fo:text-align="center" style:justify-single-word="false"/>
      <style:text-properties fo:font-size="28pt" officeooo:rsid="000f3055" officeooo:paragraph-rsid="000f3055" style:font-size-asian="28pt" style:font-size-complex="28pt"/>
    </style:style>
    <style:style style:name="P6" style:family="paragraph" style:parent-style-name="Table_20_Contents">
      <style:paragraph-properties fo:margin-top="4.001cm" fo:margin-bottom="0cm" style:contextual-spacing="false" fo:text-align="center" style:justify-single-word="false"/>
      <style:text-properties fo:font-weight="bold" officeooo:rsid="000f3055" officeooo:paragraph-rsid="000f3055" style:font-weight-asian="bold" style:font-weight-complex="bold"/>
    </style:style>
    <style:style style:name="P7" style:family="paragraph" style:parent-style-name="Table_20_Contents">
      <style:paragraph-properties fo:margin-left="0cm" fo:margin-right="0cm" fo:margin-top="1cm" fo:margin-bottom="0cm" style:contextual-spacing="false" fo:text-align="justify" style:justify-single-word="false" fo:hyphenation-ladder-count="no-limit" fo:text-indent="1cm" style:auto-text-indent="false"/>
      <style:text-properties officeooo:rsid="00105d2f" officeooo:paragraph-rsid="00105d2f" fo:hyphenate="true" fo:hyphenation-remain-char-count="2" fo:hyphenation-push-char-count="2"/>
    </style:style>
    <style:style style:name="P8" style:family="paragraph" style:parent-style-name="Table_20_Contents">
      <style:paragraph-properties fo:margin-left="0cm" fo:margin-right="0cm" fo:margin-top="1cm" fo:margin-bottom="0cm" style:contextual-spacing="false" fo:text-indent="1cm" style:auto-text-indent="false"/>
      <style:text-properties officeooo:rsid="00105d2f" officeooo:paragraph-rsid="00117898"/>
    </style:style>
    <style:style style:name="P9" style:family="paragraph" style:parent-style-name="Table_20_Contents">
      <style:paragraph-properties fo:margin-left="0cm" fo:margin-right="0cm" fo:margin-top="1cm" fo:margin-bottom="0cm" style:contextual-spacing="false" fo:text-align="justify" style:justify-single-word="false" fo:hyphenation-ladder-count="no-limit" fo:text-indent="1cm" style:auto-text-indent="false"/>
      <style:text-properties officeooo:rsid="0012663e" officeooo:paragraph-rsid="0012663e" fo:hyphenate="true" fo:hyphenation-remain-char-count="2" fo:hyphenation-push-char-count="2"/>
    </style:style>
    <style:style style:name="P10" style:family="paragraph" style:parent-style-name="Table_20_Contents">
      <style:paragraph-properties fo:margin-left="0cm" fo:margin-right="0cm" fo:margin-top="1cm" fo:margin-bottom="0cm" style:contextual-spacing="false" fo:text-align="justify" style:justify-single-word="false" fo:hyphenation-ladder-count="no-limit" fo:text-indent="1cm" style:auto-text-indent="false"/>
      <style:text-properties officeooo:rsid="0012663e" officeooo:paragraph-rsid="00131446" fo:hyphenate="true" fo:hyphenation-remain-char-count="2" fo:hyphenation-push-char-count="2"/>
    </style:style>
    <style:style style:name="P11" style:family="paragraph" style:parent-style-name="Table_20_Contents">
      <style:paragraph-properties fo:margin-left="0cm" fo:margin-right="0cm" fo:margin-top="1cm" fo:margin-bottom="0cm" style:contextual-spacing="false" fo:text-align="end" style:justify-single-word="false" fo:hyphenation-ladder-count="no-limit" fo:text-indent="1cm" style:auto-text-indent="false"/>
      <style:text-properties fo:font-style="italic" officeooo:rsid="0012663e" officeooo:paragraph-rsid="0012663e" style:font-style-asian="italic" style:font-style-complex="italic" fo:hyphenate="true" fo:hyphenation-remain-char-count="2" fo:hyphenation-push-char-count="2"/>
    </style:style>
    <style:style style:name="P12" style:family="paragraph" style:parent-style-name="Table_20_Contents" style:list-style-name="L1">
      <style:paragraph-properties fo:margin-top="0.3cm" fo:margin-bottom="0cm" style:contextual-spacing="false" fo:text-align="justify" style:justify-single-word="false" fo:hyphenation-ladder-count="no-limit"/>
      <style:text-properties officeooo:rsid="0012663e" officeooo:paragraph-rsid="0012663e" fo:hyphenate="true" fo:hyphenation-remain-char-count="2" fo:hyphenation-push-char-count="2"/>
    </style:style>
    <style:style style:name="P13" style:family="paragraph" style:parent-style-name="Table_20_Contents" style:list-style-name="L1">
      <style:paragraph-properties fo:margin-top="0.3cm" fo:margin-bottom="0cm" style:contextual-spacing="false" fo:text-align="justify" style:justify-single-word="false" fo:hyphenation-ladder-count="no-limit"/>
      <style:text-properties officeooo:rsid="0012663e" officeooo:paragraph-rsid="00131446" fo:hyphenate="true" fo:hyphenation-remain-char-count="2" fo:hyphenation-push-char-count="2"/>
    </style:style>
    <style:style style:name="P14" style:family="paragraph" style:parent-style-name="Table_20_Contents">
      <style:paragraph-properties fo:margin-top="0.3cm" fo:margin-bottom="0cm" style:contextual-spacing="false" fo:text-align="justify" style:justify-single-word="false" fo:hyphenation-ladder-count="no-limit"/>
      <style:text-properties officeooo:rsid="0012663e" officeooo:paragraph-rsid="0012663e" fo:hyphenate="true" fo:hyphenation-remain-char-count="2" fo:hyphenation-push-char-count="2"/>
    </style:style>
    <style:style style:name="T1" style:family="text">
      <style:text-properties officeooo:rsid="000f3055"/>
    </style:style>
    <style:style style:name="T2" style:family="text">
      <style:text-properties fo:font-weight="normal" officeooo:rsid="000f3055" style:font-weight-asian="normal" style:font-weight-complex="normal"/>
    </style:style>
    <style:style style:name="T3" style:family="text">
      <style:text-properties officeooo:rsid="00117898"/>
    </style:style>
    <style:style style:name="T4" style:family="text">
      <style:text-properties officeooo:rsid="0012663e"/>
    </style:style>
    <style:style style:name="T5" style:family="text">
      <style:text-properties officeooo:rsid="00131446"/>
    </style:style>
    <style:style style:name="T6" style:family="text">
      <style:text-properties officeooo:rsid="00134d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draw:frame draw:style-name="fr1" draw:name="grafika1" text:anchor-type="paragraph" svg:width="4.551cm" svg:height="1.981cm" draw:z-index="0"><draw:image xlink:href="Pictures/20000001000009B70000043D767254A1.svg" xlink:type="simple" xlink:show="embed" xlink:actuate="onLoad"/></draw:frame></text:p>
          </table:table-cell>
          <table:table-cell table:style-name="Tabela1.B1" office:value-type="string">
            <text:p text:style-name="P5">Oferta aplikacji internetowej<text:line-break/>Forum dyskusyjne</text:p>
          </table:table-cell>
        </table:table-row>
        <table:table-row table:style-name="Tabela1.2">
          <table:table-cell table:style-name="Tabela1.A2" office:value-type="string">
            <text:p text:style-name="P6">ABC<text:line-break/>PRODUCTIONS<text:line-break/>Sp. z o.o.</text:p>
            <text:p text:style-name="P3"><text:span text:style-name="T1"><text:line-break/></text:span><text:span text:style-name="T2">ul. Powstańców Śląskich 20<text:line-break/>42-200<text:line-break/>Częstochowa</text:span></text:p>
            <text:p text:style-name="P3"><text:span text:style-name="T2">tel. (034) 33-333-333<text:line-break/>e-mail: </text:span><text:a xlink:type="simple" xlink:href="mailto:abc@productions.pl"><text:span text:style-name="T2">abc@productions.pl</text:span></text:a><text:span text:style-name="T2"><text:line-break/>WWW: </text:span><text:a xlink:type="simple" xlink:href="http://www.productions.pl/"><text:span text:style-name="T2">www.productions.pl</text:span></text:a></text:p>
          </table:table-cell>
          <table:table-cell table:style-name="Tabela1.B2" office:value-type="string">
            <text:p text:style-name="P7">Szanowni Państwo, </text:p>
            <text:p text:style-name="P7">chcielibyśmy zaoferować Państwu innowacyjną aplikację internetową, której głównym elementem jest moduł forum dyskusyjnego.</text:p>
            <text:p text:style-name="P4"><text:span text:style-name="T3">W dzisiejszych czasach dany serwis – czy chodzi o sklep internetowy, czy zwykłą stronę-wizytówkę – współtworzą czytelnicy. </text:span><text:span text:style-name="T4">Jeżeli mogą zgłosić swoje uwagi, opinie czy propozycje bezpośrednio w serwisie, to wpływa to na ich pozytywną opinię. Własne forum dyskusyjne – moduł, pozwalający na bezproblemową dyskusję użytkowników – pozwala na integrację i zatarcie granic pomiędzy „producentem i konsumentem”.</text:span></text:p>
            <text:p text:style-name="P9">Oferowane przez nas forum dyskusyjne oferuje wiele innowacyjnych rozwiązań.</text:p>
            <text:list xml:id="list3227107201" text:style-name="L1">
              <text:list-item>
                <text:p text:style-name="P12">Oparte na technologii JSF 2.0 oraz bibliotece Hibernate pozwala na szybkie dostosowanie aplikacji do wymagań klienta. Nie ma znaczenia baza danych, używana przy forum.</text:p>
              </text:list-item>
              <text:list-item>
                <text:p text:style-name="P12">Widok oparty na mechanizmie szablonów i klientów szablonów. <text:s/>Pozwala to na szybkie dostosowanie wyglądu.</text:p>
              </text:list-item>
              <text:list-item>
                <text:p text:style-name="P12">Szybka rejestracja i wygodny mechanizm logowania użytkowników.</text:p>
              </text:list-item>
              <text:list-item>
                <text:p text:style-name="P12">Możliwość tworzenia tematów przez użytkowników.</text:p>
              </text:list-item>
              <text:list-item>
                <text:p text:style-name="P12">Intuicyjny panel odpowiedzi.</text:p>
              </text:list-item>
              <text:list-item>
                <text:p text:style-name="P12">Możliwość zgłaszania wypowiedzi jako niezgodnych z regulaminem.</text:p>
              </text:list-item>
              <text:list-item>
                <text:p text:style-name="P12">Pełna rejestracja działań użytkowników (rejestracja adresów IP, zmian w tematach itp.).</text:p>
              </text:list-item>
              <text:list-item>
                <text:p text:style-name="P13"><text:span text:style-name="T5">Pełny system statystyk, dostępnych dla administratora (liczba wypowiedzi, aktywność użytkownika itp.).</text:span></text:p>
              </text:list-item>
            </text:list>
            <text:p text:style-name="P10"><text:span text:style-name="T5">Sądzimy, że ze względu na brak ogólnodostępnego </text:span><text:span text:style-name="T6">systemu zarządzania treścią, opartego na technologii Java EE, nasza propozycja będzie dla Państwa atrakcyjna.</text:span></text:p>
            <text:p text:style-name="P11">Marcin Bracisiewicz<text:line-break/>Piotr Jeruszka<text:line-break/><text:line-break/>główni programiści firmy ABC Productions Sp. z o.o.</text:p>
            <text:p text:style-name="P14"/>
            <text:p text:style-name="P8"><text:soft-page-break/></text:p>
          </table:table-cell>
        </table:table-row>
        <text:soft-page-break/>
        <table:table-row table:style-name="Tabela1.3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09:16:31</meta:creation-date>
    <dc:date>2013-04-08T11:37:48</dc:date>
    <meta:editing-duration>PT1H2M3S</meta:editing-duration>
    <meta:editing-cycles>4</meta:editing-cycles>
    <meta:generator>LibreOffice/3.6$Linux_x86 LibreOffice_project/360m1$Build-2</meta:generator>
    <meta:document-statistic meta:table-count="1" meta:image-count="1" meta:object-count="0" meta:page-count="3" meta:paragraph-count="18" meta:word-count="226" meta:character-count="1721" meta:non-whitespace-character-count="1517"/>
  </office:meta>
</office:document-meta>
</file>